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istemas de arquivos - Discos Virtuais </text:h>
      <text:p text:style-name="Text_20_body">Um sistema de armazenamento de arquivos em rede pode precisar de esforço para executar de maneira estável. Afinal, gerenciar a segurança do sistema operacional e implementar redundância no sistema de armazenamento do servidor (utilizado RAID ou outra técnica) ficam a cargo do administrador do sistema. </text:p>
      <text:p text:style-name="Text_20_body">Para tentar facilitar essas atividades, foi criado o <text:span text:style-name="Emphasis">FreeNAS </text:span>, um sistema operacional dedicado ao armazenamento em rede que requer mais de um disco rígido para operar; um para o sistema operacional propriamente dito e outro para o armazenamento de arquivos. Para implementar uma solução desse tipo, de forma virtualizada, é necessário, portanto, que a máquina virtual conte com um disco rígido virtual para o sistema operacional e um para o armazenamento de arquivos. </text:p>
      <text:p text:style-name="Text_20_body">Nesta atividade, será necessário inicialmente criar uma máquina virtual, com a única diferença de que é necessário criar mais de um disco rígido virtual. Para implementar isso, é necessário criar dois ou mais arquivos de disco durante a instalação do sistema operacional, um para o sistema operacional e outro para o futuro armazenamento dos arquivos do servidor. </text:p>
      <text:p text:style-name="Text_20_body">Uma reflexão válida sobre essa implementação é que o sistema, desta forma, é iludido a pensar que existe redundância do recurso de <text:span text:style-name="Emphasis">hardware </text:span>quando, na verdade, o dispositivo é único - uma falha no disco rígido, provoca uma falha em todos os discos virtuais simultaneamente. </text:p>
      <text:p text:style-name="Text_20_body">Depois de configurada a máquina, é possível seguir com a instalação do sistema operacional FreeNAS ( <text:span text:style-name="Emphasis">FREENAS </text:span>, 2020). Com a instalação finalizada, é possível realizar a transferência de arquivos utilizando o servidor FTP, da mesma forma que com um servidor criado com um sistema operacional em que foi instalado um servidor FTP. </text:p>
      <text:h text:style-name="Heading_20_3" text:outline-level="3">Vamos Praticar </text:h>
      <text:p text:style-name="Text_20_body">Os objetivos desse estudo de caso são: </text:p>
      <text:p text:style-name="Quotations">1. introduzir ao aluno o <text:span text:style-name="Emphasis">FreeNAS </text:span>através da criação de uma máquina virtual; <text:line-break/>2. implementar a replicação de dados como forma de backup do servidor. </text:p>
      <text:p text:style-name="Text_20_body"><text:span text:style-name="Strong_20_Emphasis">Ao final, disponibilize seu trabalho no fórum da seção. </text:span></text:p>
      <text:h text:style-name="Heading_20_1" text:outline-level="1">Referências </text:h>
      <text:p text:style-name="Text_20_body">FreeNAS: como instalar e configurá-lo para um backup NAS. <text:span text:style-name="Strong_20_Emphasis">Iperius Backup </text:span>. Disponível em: <text:a xlink:type="simple" xlink:href="https://www.iperiusbackup.net/pt-br/freenas-como-instalar-e-configurar-para-executar-backups/" office:target-frame-name="_blank" xlink:show="new" text:style-name="Internet_20_link" text:visited-style-name="Visited_20_Internet_20_Link">https://www.iperiusbackup.net/pt-br/freenas-como-instalar-e-configurar-para-executar-backups/ </text:a>. Último acesso em 02 jan. 2020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0:02:16.719070211</meta:creation-date>
    <dc:date>2022-09-28T20:02:30.484228210</dc:date>
    <meta:editing-duration>PT14S</meta:editing-duration>
    <meta:editing-cycles>1</meta:editing-cycles>
    <meta:document-statistic meta:table-count="0" meta:image-count="0" meta:object-count="0" meta:page-count="1" meta:paragraph-count="12" meta:word-count="346" meta:character-count="2264" meta:non-whitespace-character-count="1917"/>
    <meta:generator>LibreOffice/7.3.6.2$Linux_X86_64 LibreOffice_project/30$Build-2</meta:generator>
  </office:meta>
</office:document-meta>
</file>